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 officeooo:paragraph-rsid="0009f379"/>
    </style:style>
    <style:style style:name="P2" style:family="paragraph" style:parent-style-name="Standard">
      <style:text-properties fo:language="es" fo:country="ES" fo:font-weight="bold" officeooo:rsid="000bdbce" officeooo:paragraph-rsid="000bdbce" style:font-weight-asian="bold" style:font-weight-complex="bold"/>
    </style:style>
    <style:style style:name="P3" style:family="paragraph" style:parent-style-name="Standard" style:list-style-name="L2">
      <style:text-properties fo:language="es" fo:country="ES" officeooo:paragraph-rsid="000d675f"/>
    </style:style>
    <style:style style:name="P4" style:family="paragraph" style:parent-style-name="Standard" style:list-style-name="L2">
      <style:text-properties fo:language="es" fo:country="ES" officeooo:paragraph-rsid="000df872"/>
    </style:style>
    <style:style style:name="P5" style:family="paragraph" style:parent-style-name="Standard" style:list-style-name="L2">
      <style:text-properties fo:language="es" fo:country="ES" officeooo:paragraph-rsid="000e2000"/>
    </style:style>
    <style:style style:name="P6" style:family="paragraph" style:parent-style-name="Standard" style:list-style-name="L2">
      <style:text-properties fo:language="es" fo:country="ES" officeooo:paragraph-rsid="000ffd35"/>
    </style:style>
    <style:style style:name="P7" style:family="paragraph" style:parent-style-name="Standard" style:list-style-name="L2">
      <style:text-properties fo:language="es" fo:country="ES" officeooo:paragraph-rsid="0010a5d1"/>
    </style:style>
    <style:style style:name="P8" style:family="paragraph" style:parent-style-name="Standard" style:list-style-name="L3">
      <style:text-properties fo:language="es" fo:country="ES" officeooo:paragraph-rsid="0009f379"/>
    </style:style>
    <style:style style:name="P9" style:family="paragraph" style:parent-style-name="Standard" style:list-style-name="L3">
      <style:text-properties fo:language="es" fo:country="ES" officeooo:paragraph-rsid="000d675f"/>
    </style:style>
    <style:style style:name="P10" style:family="paragraph" style:parent-style-name="Standard" style:list-style-name="L3">
      <style:text-properties fo:language="es" fo:country="ES" officeooo:paragraph-rsid="000e2000"/>
    </style:style>
    <style:style style:name="P11" style:family="paragraph" style:parent-style-name="Standard" style:list-style-name="L3">
      <style:text-properties fo:language="es" fo:country="ES" officeooo:paragraph-rsid="000ffd35"/>
    </style:style>
    <style:style style:name="P12" style:family="paragraph" style:parent-style-name="Standard">
      <style:text-properties fo:language="es" fo:country="ES" officeooo:paragraph-rsid="000bdbce"/>
    </style:style>
    <style:style style:name="T1" style:family="text">
      <style:text-properties officeooo:rsid="000e2000"/>
    </style:style>
    <style:style style:name="T2" style:family="text">
      <style:text-properties fo:font-weight="bold" officeooo:rsid="000bdbce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equisitos funcionales.</text:span></text:p>
      <text:p text:style-name="P2"/>
      <text:list xml:id="list3727170713" text:style-name="L3">
        <text:list-item>
          <text:p text:style-name="P9">En primer lugar, los usuarios elegirán un nivel (1, 2 o 3), lo que indica la dificultad del juego. </text:p>
        </text:list-item>
        <text:list-item>
          <text:p text:style-name="P9">Cada nave espacial se colocará en una coordenada (x, y) de la cuadrícula del juego y el juego comenzará. </text:p>
        </text:list-item>
        <text:list-item>
          <text:p text:style-name="P9">Cada jugador disparará alternativamente a una coordenada eligiendo qué nave y arma usar. Cada arma tiene la opción de doble potencia y el daño al enemigo será el doble, sin embargo, supone usar el doble de munición del arma elegida.</text:p>
        </text:list-item>
      </text:list>
      <text:list xml:id="list707125909" text:style-name="L2">
        <text:list-item>
          <text:p text:style-name="P5">Cada nave tendrá un escudo que le permitirá absorber una serie de impactos antes de ser destruida. </text:p>
        </text:list-item>
      </text:list>
      <text:list text:continue-list="list3727170713" text:style-name="L3">
        <text:list-item>
          <text:p text:style-name="P10">Cada arma tiene una cantidad fija de munición que se actualiza con cada disparo. Cuando se acabe la munición, el arma no podrá volver a utilizarse, a menos que el jugador sea un usuario registrado que haya almacenado puntos de partidas ganadas anteriores. </text:p>
        </text:list-item>
        <text:list-item>
          <text:p text:style-name="P10">En un juego habrá dos contendientes, uno será la Flota Estelar y el otro será el Imperio Klingon. Estos jugadores pueden ser usuarios registrados (deben iniciar sesión en la aplicación) o usuarios invitados. Los usuarios registrados elegirán si son Starfleet o Imperio Klingon, pero los usuarios invitados solo podrán elegir Imperio Klingon. Cada contendiente tendrá una flota de naves espaciales con 6 naves espaciales y cada nave tendrá 2 cañones diferentes (cañón láser, cañón de plasma, etc.) </text:p>
        </text:list-item>
        <text:list-item>
          <text:p text:style-name="P11">En cada turno un jugador dispara, el otro comprueba los daños de la flota e informa al contendiente si ha sido dañada o no.</text:p>
        </text:list-item>
      </text:list>
      <text:p text:style-name="P2"/>
      <text:p text:style-name="P2"/>
      <text:p text:style-name="P2"/>
      <text:p text:style-name="P2">Requisitos no funcionales.</text:p>
      <text:list text:continue-list="list707125909" text:style-name="L2">
        <text:list-item>
          <text:p text:style-name="P3">Será posible jugar con un solo dispositivo, contra una IA o contra otros contendientes remotos a través de Internet. </text:p>
        </text:list-item>
        <text:list-item>
          <text:p text:style-name="P4">Si una nave no sufre daños durante 10 turnos, será reparada por completo.</text:p>
        </text:list-item>
        <text:list-item>
          <text:p text:style-name="P6">El juego continúa hasta que uno de los miembros de la flota es completamente destruido o la Flota Estelar se rinde (el Imperio Klingon nunca se rinde).</text:p>
        </text:list-item>
        <text:list-item>
          <text:p text:style-name="P7">Cuando finalice el juego, se actualizará un ranking con los mejores jugadores y el ganador tendrá puntos añadidos a su perfil que podrá canjear por munición en otros juegos.</text:p>
        </text:list-item>
      </text:list>
      <text:p text:style-name="P2"/>
      <text:p text:style-name="P2"/>
      <text:p text:style-name="P2"/>
      <text:p text:style-name="P2">Requisitos del sistema.</text:p>
      <text:p text:style-name="P12"/>
      <text:list text:continue-numbering="true" text:style-name="L2">
        <text:list-item>
          <text:p text:style-name="P5">Necesitaremos un alojamiento web con un gran ancho de banda ya que queremos que los juegos a través de Internet se desarrollen sin problemas. Además, utilizaremos una base de datos Oracle para almacenar usuarios y juegos, siguiendo siempre la normativa de protección de datos. </text:p>
        </text:list-item>
        <text:list-item>
          <text:p text:style-name="P5">Vamos a desarrollar un juego llamado Star Battle. Tendrá una versión web y también una versión móvil, por lo que necesitaremos el tipo de tecnología que nos permita esta versatilidad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3:29:25.210000000</meta:creation-date>
    <dc:date>2023-10-21T14:08:05.678000000</dc:date>
    <meta:editing-duration>PT38M37S</meta:editing-duration>
    <meta:editing-cycles>10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6" meta:word-count="422" meta:character-count="2471" meta:non-whitespace-character-count="2070"/>
  </office:meta>
</office:document-meta>
</file>